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 fo:background-color="#FFFFFF"/>
    </style:style>
    <style:style style:name="T3" style:parent-style-name="Car.predefinitoparagrafo" style:family="text">
      <style:text-properties fo:background-color="#FFFFFF"/>
    </style:style>
    <style:style style:name="T4" style:parent-style-name="Car.predefinitoparagrafo" style:family="text">
      <style:text-properties fo:background-color="#FFFFFF"/>
    </style:style>
    <style:style style:name="T5" style:parent-style-name="Car.predefinitoparagrafo" style:family="text">
      <style:text-properties fo:background-color="#FFFFFF"/>
    </style:style>
    <style:style style:name="P6" style:parent-style-name="Standard" style:family="paragraph">
      <style:paragraph-properties fo:text-align="center" fo:background-color="#FFFFFF"/>
    </style:style>
    <style:style style:name="T7" style:parent-style-name="Car.predefinitoparagrafo" style:family="text">
      <style:text-properties fo:background-color="#FFFFFF"/>
    </style:style>
    <style:style style:name="T8" style:parent-style-name="Car.predefinitoparagrafo" style:family="text">
      <style:text-properties fo:background-color="#FFFFFF"/>
    </style:style>
    <style:style style:name="T9" style:parent-style-name="Car.predefinitoparagrafo" style:family="text">
      <style:text-properties fo:background-color="#FFFFFF"/>
    </style:style>
    <style:style style:name="T10" style:parent-style-name="Car.predefinitoparagrafo" style:family="text">
      <style:text-properties fo:background-color="#FFFFFF"/>
    </style:style>
    <style:style style:name="P11" style:parent-style-name="Textbody" style:family="paragraph">
      <style:text-properties fo:color="#ED7D31"/>
    </style:style>
    <style:style style:name="T12" style:parent-style-name="Car.predefinitoparagrafo" style:family="text">
      <style:text-properties fo:color="#ED7D31"/>
    </style:style>
    <style:style style:name="T13" style:parent-style-name="Car.predefinitoparagrafo" style:family="text">
      <style:text-properties fo:color="#ED7D31"/>
    </style:style>
    <style:style style:name="T14" style:parent-style-name="Car.predefinitoparagrafo" style:family="text">
      <style:text-properties fo:color="#ED7D31"/>
    </style:style>
    <style:style style:name="T15" style:parent-style-name="Car.predefinitoparagrafo" style:family="text">
      <style:text-properties fo:color="#ED7D31"/>
    </style:style>
    <style:style style:name="T16" style:parent-style-name="Car.predefinitoparagrafo" style:family="text">
      <style:text-properties fo:font-style="italic" style:font-style-asian="italic" style:font-style-complex="italic" fo:color="#ED7D31"/>
    </style:style>
    <style:style style:name="T17" style:parent-style-name="Car.predefinitoparagrafo" style:family="text">
      <style:text-properties fo:color="#ED7D31"/>
    </style:style>
    <style:style style:name="T18" style:parent-style-name="Car.predefinitoparagrafo" style:family="text">
      <style:text-properties fo:font-style="italic" style:font-style-asian="italic" style:font-style-complex="italic" fo:color="#ED7D31"/>
    </style:style>
    <style:style style:name="T19" style:parent-style-name="Car.predefinitoparagrafo" style:family="text">
      <style:text-properties fo:color="#ED7D31"/>
    </style:style>
    <style:style style:name="T20" style:parent-style-name="Car.predefinitoparagrafo" style:family="text">
      <style:text-properties fo:font-style="italic" style:font-style-asian="italic" style:font-style-complex="italic" fo:color="#ED7D31"/>
    </style:style>
    <style:style style:name="T21" style:parent-style-name="Car.predefinitoparagrafo" style:family="text">
      <style:text-properties fo:color="#ED7D31"/>
    </style:style>
    <style:style style:name="T22" style:parent-style-name="Car.predefinitoparagrafo" style:family="text">
      <style:text-properties fo:font-style="italic" style:font-style-asian="italic" style:font-style-complex="italic" fo:color="#ED7D31"/>
    </style:style>
    <style:style style:name="T23" style:parent-style-name="Car.predefinitoparagrafo" style:family="text">
      <style:text-properties fo:color="#ED7D31"/>
    </style:style>
    <style:style style:name="T24" style:parent-style-name="Car.predefinitoparagrafo" style:family="text">
      <style:text-properties fo:font-style="italic" style:font-style-asian="italic" style:font-style-complex="italic" fo:color="#ED7D31"/>
    </style:style>
    <style:style style:name="T25" style:parent-style-name="Car.predefinitoparagrafo" style:family="text">
      <style:text-properties fo:color="#ED7D31"/>
    </style:style>
    <style:style style:name="T26" style:parent-style-name="Car.predefinitoparagrafo" style:family="text">
      <style:text-properties fo:font-style="italic" style:font-style-asian="italic" style:font-style-complex="italic" fo:color="#ED7D31"/>
    </style:style>
    <style:style style:name="T27" style:parent-style-name="Car.predefinitoparagrafo" style:family="text">
      <style:text-properties fo:color="#ED7D31"/>
    </style:style>
    <style:style style:name="T28" style:parent-style-name="Car.predefinitoparagrafo" style:family="text">
      <style:text-properties fo:color="#ED7D31"/>
    </style:style>
    <style:style style:name="T29" style:parent-style-name="Car.predefinitoparagrafo" style:family="text">
      <style:text-properties fo:font-style="italic" style:font-style-asian="italic" style:font-style-complex="italic" fo:color="#ED7D31"/>
    </style:style>
    <style:style style:name="T30" style:parent-style-name="Car.predefinitoparagrafo" style:family="text">
      <style:text-properties fo:color="#ED7D31"/>
    </style:style>
    <style:style style:name="T31" style:parent-style-name="Car.predefinitoparagrafo" style:family="text">
      <style:text-properties fo:font-style="italic" style:font-style-asian="italic" style:font-style-complex="italic" fo:color="#ED7D31"/>
    </style:style>
    <style:style style:name="T32" style:parent-style-name="Car.predefinitoparagrafo" style:family="text">
      <style:text-properties fo:color="#ED7D31"/>
    </style:style>
    <style:style style:name="T33" style:parent-style-name="Car.predefinitoparagrafo" style:family="text">
      <style:text-properties fo:color="#ED7D31"/>
    </style:style>
    <style:style style:name="T34" style:parent-style-name="Car.predefinitoparagrafo" style:family="text">
      <style:text-properties fo:font-style="italic" style:font-style-asian="italic" style:font-style-complex="italic" fo:color="#ED7D31"/>
    </style:style>
    <style:style style:name="T35" style:parent-style-name="Car.predefinitoparagrafo" style:family="text">
      <style:text-properties fo:color="#ED7D31"/>
    </style:style>
    <style:style style:name="T36" style:parent-style-name="Car.predefinitoparagrafo" style:family="text">
      <style:text-properties fo:font-style="italic" style:font-style-asian="italic" style:font-style-complex="italic" fo:color="#ED7D31"/>
    </style:style>
    <style:style style:name="T37" style:parent-style-name="Car.predefinitoparagrafo" style:family="text">
      <style:text-properties fo:color="#ED7D31"/>
    </style:style>
    <style:style style:name="P38" style:parent-style-name="Textbody" style:family="paragraph">
      <style:text-properties fo:color="#ED7D31"/>
    </style:style>
    <style:style style:name="P39" style:parent-style-name="Textbody" style:family="paragraph">
      <style:text-properties fo:color="#ED7D31"/>
    </style:style>
    <style:style style:name="P40" style:parent-style-name="Textbody" style:family="paragraph">
      <style:text-properties fo:color="#ED7D31"/>
    </style:style>
    <style:style style:name="T41" style:parent-style-name="Car.predefinitoparagrafo" style:family="text">
      <style:text-properties fo:color="#ED7D31"/>
    </style:style>
    <style:style style:name="T42" style:parent-style-name="Car.predefinitoparagrafo" style:family="text">
      <style:text-properties fo:color="#ED7D31"/>
    </style:style>
  </office:automatic-styles>
  <office:body>
    <office:text text:use-soft-page-breaks="true">
      <text:h text:style-name="P1" text:outline-level="1">Progetto<text:s/>di High Performance Computing 2017/2018</text:h>
      <text:p text:style-name="P2"><text:span text:style-name="T3">Riccardo Marchi</text:span>, matr.<text:s/><text:span text:style-name="T4">0000</text:span><text:span text:style-name="T5">753342</text:span></text:p>
      <text:p text:style-name="P6"><text:span text:style-name="T7">30</text:span><text:span text:style-name="T8">/</text:span><text:span text:style-name="T9">08</text:span><text:span text:style-name="T10">/2018</text:span></text:p>
      <text:p text:style-name="Standard"/>
      <text:h text:style-name="Titolo2" text:outline-level="2">Introduzione</text:h>
      <text:p text:style-name="Textbody">Lo scopo del<text:s/>progetto è quello di implementare una versione avanzata dell’automa cellulare Game of Life, chiamata Larger than Life (LtL), ed utilizzare le tecniche di parallelizzazione viste a lezione per sfruttare al meglio la CPU e diminuire il tempo d’esecuzione.</text:p>
      <text:p text:style-name="Textbody">Una volta sviluppata la versione seriale della computazione,<text:s/>sono state implementate quelle parallele: per la programmazione a memoria condivisa si è fatto uso delle direttive OpenMP fornite dal compilatore gcc mentre per quella a memoria distribuita è stata utilizzata la libreria MPI.</text:p>
      <text:p text:style-name="Textbody"/>
      <text:p text:style-name="P11">Questo documento contiene uno schema di massima della relazione da allegare al progetto del corso di High Performance Computing; la struttura proposta qui non deve necessariamente essere seguita scrupolosamente, sia per i contenuti che per la forma. L'unico vincolo tassativo è che la relazione deve avere lunghezza minore o uguale a 6 facciate in formato A4.</text:p>
      <text:p text:style-name="Textbody"><text:span text:style-name="T12">Anche se questa non è una tesi di laurea, suggerisco di</text:span><text:span text:style-name="T13"><text:s/>prendere visione delle regole di scrittura di una tesi presenti nella mia pagina Web (</text:span><text:a xlink:href="https://www.moreno.marzolla.name/wiki/doku.php?id=tesi:suggerimenti" office:target-frame-name="_top" xlink:show="replace"><text:span text:style-name="T14">https://www.moreno.marzolla.name/wiki/doku.php?id=tesi:suggerimenti</text:span></text:a><text:span text:style-name="T15">). In pillole: (</text:span><text:span text:style-name="T16">i</text:span><text:span text:style-name="T17">) usare un correttore ortografico e rileggere ciò che si è scritto prima di consegnarlo; (</text:span><text:span text:style-name="T18">ii</text:span><text:span text:style-name="T19">) evitare anglicismi inutili (va bene usare termini tecnici come<text:s/></text:span><text:span text:style-name="T20">ghost cell</text:span><text:span text:style-name="T21">,<text:s/></text:span><text:span text:style-name="T22">speedup</text:span><text:span text:style-name="T23">,<text:s/></text:span><text:span text:style-name="T24">master</text:span><text:span text:style-name="T25">,<text:s/></text:span><text:span text:style-name="T26">thread</text:span><text:span text:style-name="T27">, ecc., mentre non va bene usare l'orrido “randomico”; di alcuni</text:span><text:span text:style-name="T28"><text:s/>termini inglesi esiste una corrispondenza abbastanza naturale in italiano, che va usata: ad esempio,<text:s/></text:span><text:span text:style-name="T29">performance</text:span><text:span text:style-name="T30"><text:s/>si deve tradurre con “prestazioni”) (</text:span><text:span text:style-name="T31">iii</text:span><text:span text:style-name="T32">) evitare frasi ridondanti e ampollose (“In questa relazione andremo a considerare quelli che sono...”</text:span><text:span text:style-name="T33">); (</text:span><text:span text:style-name="T34">iv</text:span><text:span text:style-name="T35">) “perché” si scrive con l'accento acuto, “è” e “cioè” si scrivono con l'accento grave; (</text:span><text:span text:style-name="T36">v</text:span><text:span text:style-name="T37">) figure e tabelle vanno numerate e devono essere commentate nel testo.</text:span></text:p>
      <text:p text:style-name="P38">La sezione "Introduzione" conterrà una sintetica introduzione (indicativamente, 1-2 paragrafi) del lavoro che è stato svolto; non serve ripetere le specifiche del progetto.</text:p>
      <text:h text:style-name="Titolo2" text:outline-level="2">Implementazione del modello LtL con OpenMP</text:h>
      <text:p text:style-name="P39">Descrivere come il modello LtL è stato parallelizzato per sfruttare il parallelismo a memoria condivisa fornito da OpenMP; se serve è possibile aiutarsi con schemi/diagrammi. Descrivere le prestazioni della implementazione OpenMP in termini di scalabilità ed efficienza.</text:p>
      <text:h text:style-name="Titolo2" text:outline-level="2">Implementazione del modello LtL con MPI</text:h>
      <text:p text:style-name="P40">Descrivere come il modello LtL è stato parallelizzato per sfruttare<text:s/>il parallelismo a memoria distribuita fornito da LtL, oppure il parallelismo massivo CUDA (solo uno dei due, a scelta). Discutere scalabilità ed efficienza della soluzione proposta.</text:p>
      <text:h text:style-name="Titolo2" text:outline-level="2">Conclusioni</text:h>
      <text:p text:style-name="Textbody"><text:span text:style-name="T41">Eventuali conclusioni, discussione generale dei risultati, di</text:span><text:span text:style-name="T42">scussione generale sul modello ecc.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cardo</meta:initial-creator>
    <dc:creator>Riccardo Marchi</dc:creator>
    <meta:creation-date>2018-08-31T10:03:00Z</meta:creation-date>
    <dc:date>2018-08-31T10:35:00Z</dc:date>
    <meta:template xlink:href="Normal" xlink:type="simple"/>
    <meta:editing-cycles>3</meta:editing-cycles>
    <meta:editing-duration>PT1920S</meta:editing-duration>
    <meta:document-statistic meta:page-count="1" meta:paragraph-count="5" meta:word-count="432" meta:character-count="2896" meta:row-count="20" meta:non-whitespace-character-count="2469"/>
  </office:meta>
</office:document-meta>
</file>